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font-size="12pt" style:font-size-asian="12pt" style:font-size-complex="12pt"/>
    </style:style>
    <style:style style:name="P2" style:family="paragraph" style:parent-style-name="Standard">
      <style:paragraph-properties fo:line-height="200%"/>
      <style:text-properties fo:font-size="12pt" officeooo:rsid="0001f635" officeooo:paragraph-rsid="0001f635" style:font-size-asian="12pt" style:font-size-complex="12pt"/>
    </style:style>
    <style:style style:name="P3" style:family="paragraph" style:parent-style-name="Standard">
      <style:paragraph-properties fo:line-height="200%" fo:text-align="center" style:justify-single-word="false"/>
      <style:text-properties fo:font-size="12pt" officeooo:rsid="0001f635" officeooo:paragraph-rsid="0001f635" style:font-size-asian="12pt" style:font-size-complex="12pt"/>
    </style:style>
    <style:style style:name="P4" style:family="paragraph" style:parent-style-name="Standard" style:master-page-name="Standard">
      <style:paragraph-properties fo:line-height="200%" style:page-number="auto"/>
      <style:text-properties fo:font-size="12pt" officeooo:rsid="0001f635" officeooo:paragraph-rsid="0001f635" style:font-size-asian="12pt" style:font-size-complex="12pt"/>
    </style:style>
    <style:style style:name="P5" style:family="paragraph" style:parent-style-name="Standard">
      <style:paragraph-properties fo:line-height="200%"/>
      <style:text-properties fo:font-size="12pt" officeooo:rsid="0003d850" officeooo:paragraph-rsid="0003d850" style:font-size-asian="12pt" style:font-size-complex="12pt"/>
    </style:style>
    <style:style style:name="T1" style:family="text">
      <style:text-properties officeooo:rsid="0001f6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Yifeng Qin</text:p>
      <text:p text:style-name="P5">Erin Keith</text:p>
      <text:p text:style-name="P2">CS330</text:p>
      <text:p text:style-name="P2">9/10/19</text:p>
      <text:p text:style-name="P3">HW1 Q3</text:p>
      <text:p text:style-name="P1">For inheritance the characters like Tank and Grunt inherit the GameCharacter class so it can inherit the properties and behaviors of the parent class. For polymorphism all the order and weapon classes have overrides in them. The override allows the subclass to implement a method of the same name and parameters to the parent. Depending on the object it will call the subclass or pare<text:bookmark text:name="_GoBack"/>nt method. <text:s/><text:span text:style-name="T1">As for encapsulation the whole project itself implements encapsulation. Using classes and implementing get and set functions to modify or view the weapons or orders is encaps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ifeng Qin</meta:initial-creator>
    <meta:editing-cycles>5</meta:editing-cycles>
    <meta:creation-date>2019-09-10T06:15:00</meta:creation-date>
    <dc:date>2019-09-10T12:22:51.274044902</dc:date>
    <meta:editing-duration>PT11M22S</meta:editing-duration>
    <meta:generator>LibreOffice/6.0.7.3$Linux_X86_64 LibreOffice_project/00m0$Build-3</meta:generator>
    <meta:document-statistic meta:table-count="0" meta:image-count="0" meta:object-count="0" meta:page-count="1" meta:paragraph-count="6" meta:word-count="101" meta:character-count="616" meta:non-whitespace-character-count="5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